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45.61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102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/>
    </style:style>
    <style:style style:name="ce19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3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Artikel</text:p>
          </table:table-cell>
          <table:table-cell table:style-name="ce1" office:value-type="string" calcext:value-type="string">
            <text:p>Stückzahl</text:p>
          </table:table-cell>
          <table:table-cell table:style-name="ce1" office:value-type="string" calcext:value-type="string">
            <text:p>Einzelpreis</text:p>
          </table:table-cell>
          <table:table-cell table:style-name="ce1" office:value-type="string" calcext:value-type="string">
            <text:p>Gesamtpreis</text:p>
          </table:table-cell>
          <table:table-cell table:style-name="ce1" office:value-type="string" calcext:value-type="string">
            <text:p>Webshop</text:p>
          </table:table-cell>
          <table:table-cell table:style-name="ce1" office:value-type="string" calcext:value-type="string">
            <text:p>Artikelnumm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bstandsbolzen M3 100mm Stahl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.4161" calcext:value-type="currency">
            <text:p>1,42 €</text:p>
          </table:table-cell>
          <table:table-cell table:formula="of:=[.B2]*[.C2]" office:value-type="currency" office:currency="EUR" office:value="14.161" calcext:value-type="currency">
            <text:p>14,16 €</text:p>
          </table:table-cell>
          <table:table-cell office:value-type="string" calcext:value-type="string">
            <text:p>Buerklin</text:p>
          </table:table-cell>
          <table:table-cell table:style-name="ce5" office:value-type="string" calcext:value-type="string">
            <text:p>18 H 200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buerklin.com/de/Produkte/Elektromechanik/Befestigungsmaterial-und-Montagematerial/Abstandsbolzen/Sechskantabstandbolzen/Abstandsbolzen%2C-Außen--Innen-%2C-M3-M3%2C-100 mm/p/18H200" xlink:type="simple">https://www.buerklin.com/de/Produkte/Elektromechanik/Befestigungsmaterial-und-Montagematerial/Abstandsbolzen/Sechskantabstandbolzen/Abstandsbolzen%2C-Au%C3%9Fen--Innen-%2C-M3-M3%2C-100%C2%A0mm/p/18H20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standsbolzen M3 55mm Stahl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6069" calcext:value-type="currency">
            <text:p>0,61 €</text:p>
          </table:table-cell>
          <table:table-cell table:formula="of:=[.B3]*[.C3]" office:value-type="currency" office:currency="EUR" office:value="6.069" calcext:value-type="currency">
            <text:p>6,07 €</text:p>
          </table:table-cell>
          <table:table-cell office:value-type="string" calcext:value-type="string">
            <text:p>Buerklin</text:p>
          </table:table-cell>
          <table:table-cell table:style-name="ce5" office:value-type="string" calcext:value-type="string">
            <text:p>18 H 192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buerklin.com/de/Produkte/Elektromechanik/Befestigungsmaterial-und-Montagematerial/Abstandsbolzen/Sechskantabstandbolzen/Abstandsbolzen%2C-Außen--Innen-%2C-M3-M3%2C-55 mm/p/18H192" xlink:type="simple">https://www.buerklin.com/de/Produkte/Elektromechanik/Befestigungsmaterial-und-Montagematerial/Abstandsbolzen/Sechskantabstandbolzen/Abstandsbolzen%2C-Au%C3%9Fen--Innen-%2C-M3-M3%2C-55%C2%A0mm/p/18H192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standsbolzen M3 35mm Stahl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0.30107" calcext:value-type="currency">
            <text:p>0,30 €</text:p>
          </table:table-cell>
          <table:table-cell table:formula="of:=[.B4]*[.C4]" office:value-type="currency" office:currency="EUR" office:value="6.0214" calcext:value-type="currency">
            <text:p>6,02 €</text:p>
          </table:table-cell>
          <table:table-cell office:value-type="string" calcext:value-type="string">
            <text:p>Buerklin</text:p>
          </table:table-cell>
          <table:table-cell table:style-name="ce5" office:value-type="string" calcext:value-type="string">
            <text:p>18 H 184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buerklin.com/de/Produkte/Elektromechanik/Befestigungsmaterial-und-Montagematerial/Abstandsbolzen/Sechskantabstandbolzen/Abstandsbolzen%2C-Außen--Innen-%2C-M3-M3%2C-35 mm/p/18H184" xlink:type="simple">https://www.buerklin.com/de/Produkte/Elektromechanik/Befestigungsmaterial-und-Montagematerial/Abstandsbolzen/Sechskantabstandbolzen/Abstandsbolzen%2C-Au%C3%9Fen--Innen-%2C-M3-M3%2C-35%C2%A0mm/p/18H184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standsbolzen M3 15mm Plastik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234" calcext:value-type="currency">
            <text:p>0,23 €</text:p>
          </table:table-cell>
          <table:table-cell table:formula="of:=[.B5]*[.C5]" office:value-type="currency" office:currency="EUR" office:value="2.34" calcext:value-type="currency">
            <text:p>2,34 €</text:p>
          </table:table-cell>
          <table:table-cell office:value-type="string" calcext:value-type="string">
            <text:p>Buerklin</text:p>
          </table:table-cell>
          <table:table-cell table:style-name="ce6" office:value-type="string" calcext:value-type="string">
            <text:p>18 H 3685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buerklin.com/de/Produkte/Elektromechanik/Befestigungsmaterial-und-Montagematerial/Abstandsbolzen/Sechskantabstandbolzen/Abstandsbolzen%2C-Außen--Innen-%2C-M3-M3%2C-15 mm/p/18H3685" xlink:type="simple">https://www.buerklin.com/de/Produkte/Elektromechanik/Befestigungsmaterial-und-Montagematerial/Abstandsbolzen/Sechskantabstandbolzen/Abstandsbolzen%2C-Au%C3%9Fen--Innen-%2C-M3-M3%2C-15%C2%A0mm/p/18H3685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standsbolzen M3 20mm Plastik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425" calcext:value-type="currency">
            <text:p>0,43 €</text:p>
          </table:table-cell>
          <table:table-cell table:formula="of:=[.B6]*[.C6]" office:value-type="currency" office:currency="EUR" office:value="4.25" calcext:value-type="currency">
            <text:p>4,25 €</text:p>
          </table:table-cell>
          <table:table-cell office:value-type="string" calcext:value-type="string">
            <text:p>Buerklin</text:p>
          </table:table-cell>
          <table:table-cell table:style-name="ce6" office:value-type="string" calcext:value-type="string">
            <text:p>18 H 3687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buerklin.com/de/abstandsbolzen-aussen-innen--m3-m3-20mm/p/18h3687" xlink:type="simple">https://www.buerklin.com/de/abstandsbolzen-aussen-innen--m3-m3-20mm/p/18h3687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bstandsbolzen M3 30mm Stahl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408" calcext:value-type="currency">
            <text:p>0,41 €</text:p>
          </table:table-cell>
          <table:table-cell table:formula="of:=[.B7]*[.C7]" office:value-type="currency" office:currency="EUR" office:value="4.08" calcext:value-type="currency">
            <text:p>4,08 €</text:p>
          </table:table-cell>
          <table:table-cell office:value-type="string" calcext:value-type="string">
            <text:p>Buerklin</text:p>
          </table:table-cell>
          <table:table-cell table:style-name="ce7" office:value-type="string" calcext:value-type="string">
            <text:p>18 H 182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buerklin.com/de/Produkte/Elektromechanik/Befestigungsmaterial-und-Montagematerial/Abstandsbolzen/Sechskantabstandbolzen/Abstandsbolzen%2C-Außen--Innen-%2C-M3-M3%2C-30 mm/p/18H182" xlink:type="simple">https://www.buerklin.com/de/Produkte/Elektromechanik/Befestigungsmaterial-und-Montagematerial/Abstandsbolzen/Sechskantabstandbolzen/Abstandsbolzen%2C-Au%C3%9Fen--Innen-%2C-M3-M3%2C-30%C2%A0mm/p/18H182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bstandsbolzen M2 8mm Messing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13804" calcext:value-type="currency">
            <text:p>0,14 €</text:p>
          </table:table-cell>
          <table:table-cell table:formula="of:=[.B8]*[.C8]" office:value-type="currency" office:currency="EUR" office:value="1.3804" calcext:value-type="currency">
            <text:p>1,38 €</text:p>
          </table:table-cell>
          <table:table-cell office:value-type="string" calcext:value-type="string">
            <text:p>Buerklin</text:p>
          </table:table-cell>
          <table:table-cell table:style-name="ce7" office:value-type="string" calcext:value-type="string">
            <text:p>18 H 2402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buerklin.com/de/abstandsbolzen-innen-innen--m2-m2-8mm/p/18h2402" xlink:type="simple">https://www.buerklin.com/de/abstandsbolzen-innen-innen--m2-m2-8mm/p/18h2402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nnungswandler 5V 9A</text:p>
          </table:table-cell>
          <table:table-cell office:value-type="float" office:value="3" calcext:value-type="float">
            <text:p>3</text:p>
          </table:table-cell>
          <table:table-cell table:style-name="ce4" office:value-type="currency" office:currency="EUR" office:value="25.3" calcext:value-type="currency">
            <text:p>25,30 €</text:p>
          </table:table-cell>
          <table:table-cell table:formula="of:=[.B9]*[.C9]" office:value-type="currency" office:currency="EUR" office:value="75.9" calcext:value-type="currency">
            <text:p>75,90 €</text:p>
          </table:table-cell>
          <table:table-cell office:value-type="string" calcext:value-type="string">
            <text:p>ExpTech</text:p>
          </table:table-cell>
          <table:table-cell table:style-name="ce6" office:value-type="string" calcext:value-type="string">
            <text:p>EXP-R25-376 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span text:style-name="T1"><text:a xlink:href="https://www.exp-tech.de/module/stromspannung/6005/pololu-5v-9a-step-down-voltage-regulator-d24v90f5" xlink:type="simple">https://www.exp-tech.de/module/stromspannung/6005/pololu-5v-9a-step-down-voltage-regulator-d24v90f5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 of Flight Sensor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11.38" calcext:value-type="currency">
            <text:p>11,38 €</text:p>
          </table:table-cell>
          <table:table-cell table:formula="of:=[.B10]*[.C10]" office:value-type="currency" office:currency="EUR" office:value="91.04" calcext:value-type="currency">
            <text:p>91,04 €</text:p>
          </table:table-cell>
          <table:table-cell office:value-type="string" calcext:value-type="string">
            <text:p>ExpTech</text:p>
          </table:table-cell>
          <table:table-cell table:style-name="ce6" office:value-type="string" calcext:value-type="string">
            <text:p>EXP-R25-1092 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span text:style-name="T1"><text:a xlink:href="https://www.exp-tech.de/en/sensors/distanceapproximation/8756/pololu-vl53l1x-time-of-flight-distance-sensor-carrier-with-voltage-regulator-400cm-max" xlink:type="simple">https://www.exp-tech.de/en/sensors/distanceapproximation/8756/pololu-vl53l1x-time-of-flight-distance-sensor-carrier-with-voltage-regulator-400cm-max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pass Kabel 5c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79" calcext:value-type="currency">
            <text:p>1,79 €</text:p>
          </table:table-cell>
          <table:table-cell table:formula="of:=[.B11]*[.C11]" office:value-type="currency" office:currency="EUR" office:value="1.79" calcext:value-type="currency">
            <text:p>1,79 €</text:p>
          </table:table-cell>
          <table:table-cell office:value-type="string" calcext:value-type="string">
            <text:p>ExpTech</text:p>
          </table:table-cell>
          <table:table-cell table:style-name="ce6" office:value-type="string" calcext:value-type="string">
            <text:p>EXP-R02-562 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span text:style-name="T1"><text:a xlink:href="https://www.exp-tech.de/zubehoer/kabel/grove/7943/seeed-studio-grove-universal-4-pin-buckled-5cm-cable-5-pcs-pack" xlink:type="simple">https://www.exp-tech.de/zubehoer/kabel/grove/7943/seeed-studio-grove-universal-4-pin-buckled-5cm-cable-5-pcs-pack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pixel 5050 WS2812B – 10 Pack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2.38" calcext:value-type="currency">
            <text:p>2,38 €</text:p>
          </table:table-cell>
          <table:table-cell table:formula="of:=[.B12]*[.C12]" office:value-type="currency" office:currency="EUR" office:value="26.18" calcext:value-type="currency">
            <text:p>26,18 €</text:p>
          </table:table-cell>
          <table:table-cell office:value-type="string" calcext:value-type="string">
            <text:p>ExpTech</text:p>
          </table:table-cell>
          <table:table-cell table:style-name="ce5" office:value-type="string" calcext:value-type="string">
            <text:p>EXP-R15-315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exp-tech.de/zubehoer/led-leuchtmittel/5598/neopixel-5050-rgb-led-with-integrated-driver-chip-10-pack" xlink:type="simple">https://www.exp-tech.de/zubehoer/led-leuchtmittel/5598/neopixel-5050-rgb-led-with-integrated-driver-chip-10-pack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ärmeleitfoli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5" calcext:value-type="currency">
            <text:p>4,95 €</text:p>
          </table:table-cell>
          <table:table-cell table:formula="of:=[.B13]*[.C13]" office:value-type="currency" office:currency="EUR" office:value="4.95" calcext:value-type="currency">
            <text:p>4,95 €</text:p>
          </table:table-cell>
          <table:table-cell office:value-type="string" calcext:value-type="string">
            <text:p>ExpTech</text:p>
          </table:table-cell>
          <table:table-cell table:style-name="ce2" office:value-type="string" calcext:value-type="string">
            <text:p>EXP-R15-1053 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exp-tech.de/zubehoer/sonstige/7387/heat-sink-thermal-tape-3m-8810-80mm-x-80mm" xlink:type="simple">https://www.exp-tech.de/zubehoer/sonstige/7387/heat-sink-thermal-tape-3m-8810-80mm-x-80mm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V-Glättungskondensator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98" calcext:value-type="currency">
            <text:p>0,98 €</text:p>
          </table:table-cell>
          <table:table-cell table:formula="of:=[.B14]*[.C14]" office:value-type="currency" office:currency="EUR" office:value="4.9" calcext:value-type="currency">
            <text:p>4,90 €</text:p>
          </table:table-cell>
          <table:table-cell office:value-type="string" calcext:value-type="string">
            <text:p>Mouser</text:p>
          </table:table-cell>
          <table:table-cell table:style-name="ce7" office:value-type="string" calcext:value-type="string">
            <text:p>710-870135174006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mouser.de/ProductDetail/Wurth-Electronics/870135174006?qs=sGAEpiMZZMsIwzbKW1rlgYAeNOyVgSJRZhRPHOAzrrKVOu7FSegB3A%3D%3D" xlink:type="simple">https://www.mouser.de/ProductDetail/Wurth-Electronics/870135174006?qs=sGAEpiMZZMsIwzbKW1rlgYAeNOyVgSJRZhRPHOAzrrKVOu7FSegB3A%3D%3D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2C-Signal-Wandler-MOSFETs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243" calcext:value-type="currency">
            <text:p>0,24 €</text:p>
          </table:table-cell>
          <table:table-cell table:formula="of:=[.B15]*[.C15]" office:value-type="currency" office:currency="EUR" office:value="2.43" calcext:value-type="currency">
            <text:p>2,43 €</text:p>
          </table:table-cell>
          <table:table-cell office:value-type="string" calcext:value-type="string">
            <text:p>Mouser</text:p>
          </table:table-cell>
          <table:table-cell table:style-name="ce7" office:value-type="string" calcext:value-type="string">
            <text:p>512-BSS138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mouser.de/ProductDetail/ON-Semiconductor-Fairchild/BSS138?qs=sGAEpiMZZMvlOED0T0kTWl5MKyjMqq%2Fg" xlink:type="simple">https://www.mouser.de/ProductDetail/ON-Semiconductor-Fairchild/BSS138?qs=sGAEpiMZZMvlOED0T0kTWl5MKyjMqq%2Fg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lexiglasrohr 11cm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8.64" calcext:value-type="currency">
            <text:p>8,64 €</text:p>
          </table:table-cell>
          <table:table-cell table:formula="of:=[.B16]*[.C16]" office:value-type="currency" office:currency="EUR" office:value="17.28" calcext:value-type="currency">
            <text:p>17,28 €</text:p>
          </table:table-cell>
          <table:table-cell office:value-type="string" calcext:value-type="string">
            <text:p>Plattenzuschnitt24</text:p>
          </table:table-cell>
          <table:table-cell table:style-name="ce7" office:value-type="string" calcext:value-type="string">
            <text:p>C60000-RO3-080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plattenzuschnitt24.de/Plexiglas-XT-Rohr-3mm-farblos-80-74.html" xlink:type="simple">https://www.plattenzuschnitt24.de/Plexiglas-XT-Rohr-3mm-farblos-80-74.html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ensy 3.6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38.9" calcext:value-type="currency">
            <text:p>38,90 €</text:p>
          </table:table-cell>
          <table:table-cell table:formula="of:=[.B17]*[.C17]" office:value-type="currency" office:currency="EUR" office:value="155.6" calcext:value-type="currency">
            <text:p>155,6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TEENSY 3.6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teensy-3-6-usb-teensy-3-6-p191458.html?&amp;trstct=pos_0" xlink:type="simple">https://www.reichelt.de/teensy-3-6-usb-teensy-3-6-p191458.html?&amp;trstct=pos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n Connector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B18]*[.C18]" office:value-type="currency" office:currency="EUR" office:value="1.8" calcext:value-type="currency">
            <text:p>1,8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PS 25/2G BR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platinensteckverbinder-gerade-braun-2-polig-ps-25-2g-br-p38232.html" xlink:type="simple">https://www.reichelt.de/platinensteckverbinder-gerade-braun-2-polig-ps-25-2g-br-p38232.html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tleist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37" calcext:value-type="currency">
            <text:p>0,37 €</text:p>
          </table:table-cell>
          <table:table-cell table:formula="of:=[.B19]*[.C19]" office:value-type="currency" office:currency="EUR" office:value="1.48" calcext:value-type="currency">
            <text:p>1,48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SL 1X50G 2,54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50pol-stiftleiste-gerade-rm-2-54-sl-1x50g-2-54-p19508.html?&amp;trstct=pol_0" xlink:type="simple">https://www.reichelt.de/50pol-stiftleiste-gerade-rm-2-54-sl-1x50g-2-54-p19508.html?&amp;trstct=pol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D Stiftleist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8" calcext:value-type="currency">
            <text:p>0,48 €</text:p>
          </table:table-cell>
          <table:table-cell table:formula="of:=[.B20]*[.C20]" office:value-type="currency" office:currency="EUR" office:value="0.48" calcext:value-type="currency">
            <text:p>0,48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SL 2X10G SMD2,54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2x10pol-smd-stiftleiste-gerade-rm-2-54-sl-2x10g-smd2-54-p51717.html?&amp;trstct=pol_0" xlink:type="simple">https://www.reichelt.de/2x10pol-smd-stiftleiste-gerade-rm-2-54-sl-2x10g-smd2-54-p51717.html?&amp;trstct=pol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D Stiftleist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7" calcext:value-type="currency">
            <text:p>1,70 €</text:p>
          </table:table-cell>
          <table:table-cell table:formula="of:=[.B21]*[.C21]" office:value-type="currency" office:currency="EUR" office:value="1.7" calcext:value-type="currency">
            <text:p>1,7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SL 2X40G SMD2,54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2x40pol-smd-stiftleiste-gerade-rm-2-54-sl-2x40g-smd2-54-p51725.html?&amp;trstct=pol_2" xlink:type="simple">https://www.reichelt.de/2x40pol-smd-stiftleiste-gerade-rm-2-54-sl-2x40g-smd2-54-p51725.html?&amp;trstct=pol_2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 1x20</text:p>
          </table:table-cell>
          <table:table-cell office:value-type="float" office:value="14" calcext:value-type="float">
            <text:p>14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B22]*[.C22]" office:value-type="currency" office:currency="EUR" office:value="3.78" calcext:value-type="currency">
            <text:p>3,78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BL 1X20G8 2,54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20pol-buchsenleiste-gerade-rm-2-54-h-8-5mm-bl-1x20g8-2-54-p51827.html?&amp;trstct=pol_0" xlink:type="simple">https://www.reichelt.de/20pol-buchsenleiste-gerade-rm-2-54-h-8-5mm-bl-1x20g8-2-54-p51827.html?&amp;trstct=pol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 1x4 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16" calcext:value-type="currency">
            <text:p>0,16 €</text:p>
          </table:table-cell>
          <table:table-cell table:formula="of:=[.B23]*[.C23]" office:value-type="currency" office:currency="EUR" office:value="1.28" calcext:value-type="currency">
            <text:p>1,28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MPE 094-1-004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buchsenleisten-2-54-mm-1x04-gerade-mpe-094-1-004-p119913.html?&amp;trstct=pol_1" xlink:type="simple">https://www.reichelt.de/buchsenleisten-2-54-mm-1x04-gerade-mpe-094-1-004-p119913.html?&amp;trstct=pol_1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 2x5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21" calcext:value-type="currency">
            <text:p>0,21 €</text:p>
          </table:table-cell>
          <table:table-cell table:formula="of:=[.B24]*[.C24]" office:value-type="currency" office:currency="EUR" office:value="0.84" calcext:value-type="currency">
            <text:p>0,84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RND 205-00654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rnd-buchsenleiste-10-pol-rm-2-54-mm-rnd-205-00654-p208880.html?&amp;trstct=pol_0" xlink:type="simple">https://www.reichelt.de/rnd-buchsenleiste-10-pol-rm-2-54-mm-rnd-205-00654-p208880.html?&amp;trstct=pol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 2x4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26" calcext:value-type="currency">
            <text:p>0,26 €</text:p>
          </table:table-cell>
          <table:table-cell table:formula="of:=[.B25]*[.C25]" office:value-type="currency" office:currency="EUR" office:value="1.04" calcext:value-type="currency">
            <text:p>1,04 €</text:p>
          </table:table-cell>
          <table:table-cell office:value-type="string" calcext:value-type="string">
            <text:p>Reichelt</text:p>
          </table:table-cell>
          <table:table-cell table:style-name="ce2" office:value-type="string" calcext:value-type="string">
            <text:p>MPE 094-2-008</text:p>
          </table:table-cell>
          <table:table-cell office:value-type="string" calcext:value-type="string">
            <text:p>geliefert</text:p>
          </table:table-cell>
          <table:table-cell table:style-name="ce19" office:value-type="string" calcext:value-type="string">
            <text:p><text:span text:style-name="T1"><text:a xlink:href="https://www.reichelt.de/sockets-2-54-mm-2x04-straight-mpe-094-2-008-p119928.html?&amp;trstct=pol_0" xlink:type="simple">https://www.reichelt.de/sockets-2-54-mm-2x04-straight-mpe-094-2-008-p119928.html?&amp;trstct=pol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 2x3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5" calcext:value-type="currency">
            <text:p>0,15 €</text:p>
          </table:table-cell>
          <table:table-cell table:formula="of:=[.B26]*[.C26]" office:value-type="currency" office:currency="EUR" office:value="0.6" calcext:value-type="currency">
            <text:p>0,6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RND 205-00652</text:p>
          </table:table-cell>
          <table:table-cell office:value-type="string" calcext:value-type="string">
            <text:p>geliefert</text:p>
          </table:table-cell>
          <table:table-cell table:style-name="ce19" office:value-type="string" calcext:value-type="string">
            <text:p><text:span text:style-name="T1"><text:a xlink:href="https://www.reichelt.de/sockets-2-54-mm-1x05-straight-mpe-094-1-005-p119914.html?&amp;trstct=pol_0" xlink:type="simple">https://www.reichelt.de/sockets-2-54-mm-1x05-straight-mpe-094-1-005-p119914.html?&amp;trstct=pol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 1x5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22" calcext:value-type="currency">
            <text:p>0,22 €</text:p>
          </table:table-cell>
          <table:table-cell table:formula="of:=[.B27]*[.C27]" office:value-type="currency" office:currency="EUR" office:value="0.88" calcext:value-type="currency">
            <text:p>0,88 €</text:p>
          </table:table-cell>
          <table:table-cell office:value-type="string" calcext:value-type="string">
            <text:p>Reichelt</text:p>
          </table:table-cell>
          <table:table-cell table:style-name="ce2" office:value-type="string" calcext:value-type="string">
            <text:p>MPE 094-1-005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rnd-buchsenleiste-5-pol-rm-2-54-mm-rnd-205-00645-p208871.html?&amp;trstct=pol_0" xlink:type="simple">https://www.reichelt.de/rnd-buchsenleiste-5-pol-rm-2-54-mm-rnd-205-00645-p208871.html?&amp;trstct=pol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 1x7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B28]*[.C28]" office:value-type="currency" office:currency="EUR" office:value="1.12" calcext:value-type="currency">
            <text:p>1,12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RND 205-00647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rnd-buchsenleiste-7-pol-rm-2-54-mm-rnd-205-00647-p208873.html?&amp;trstct=pol_0" xlink:type="simple">https://www.reichelt.de/rnd-buchsenleiste-7-pol-rm-2-54-mm-rnd-205-00647-p208873.html?&amp;trstct=pol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n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1.65" calcext:value-type="currency">
            <text:p>1,65 €</text:p>
          </table:table-cell>
          <table:table-cell table:formula="of:=[.B29]*[.C29]" office:value-type="currency" office:currency="EUR" office:value="6.6" calcext:value-type="currency">
            <text:p>6,6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FAN-4010 12V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fan-12-v-dc-40-x-40-x-10-mm-rpm-5800-fan-4010-12v-p11004.html?r=1" xlink:type="simple">https://www.reichelt.de/fan-12-v-dc-40-x-40-x-10-mm-rpm-5800-fan-4010-12v-p11004.html?r=1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chbandkabe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9" calcext:value-type="currency">
            <text:p>2,90 €</text:p>
          </table:table-cell>
          <table:table-cell table:formula="of:=[.B30]*[.C30]" office:value-type="currency" office:currency="EUR" office:value="2.9" calcext:value-type="currency">
            <text:p>2,9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AWG 28-10G 3M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flachbandkabel-awg28-10-pol-grau-3m-ring-awg-28-10g-3m-p47637.html?&amp;trstct=pos_0" xlink:type="simple">https://www.reichelt.de/flachbandkabel-awg28-10-pol-grau-3m-ring-awg-28-10g-3m-p47637.html?&amp;trstct=pos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chband Buchs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B31]*[.C31]" office:value-type="currency" office:currency="EUR" office:value="0.4" calcext:value-type="currency">
            <text:p>0,4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PFL 10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a xlink:href="https://www.reichelt.de/pfostenbuchse-10-polig-mit-zugentlastung-pfl-10-p14571.html?&amp;trstct=pos_0" xlink:type="simple">https://www.reichelt.de/pfostenbuchse-10-polig-mit-zugentlastung-pfl-10-p14571.html?&amp;trstct=pos_0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lachband Stecker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B32]*[.C32]" office:value-type="currency" office:currency="EUR" office:value="0.6" calcext:value-type="currency">
            <text:p>0,6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WSL 10G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wannenstecker-10-polig-gerade-wsl-10g-p22816.html?&amp;trstct=pos_0" xlink:type="simple">https://www.reichelt.de/wannenstecker-10-polig-gerade-wsl-10g-p22816.html?&amp;trstct=pos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D Diode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B33]*[.C33]" office:value-type="currency" office:currency="EUR" office:value="0.84" calcext:value-type="currency">
            <text:p>0,84 €</text:p>
          </table:table-cell>
          <table:table-cell office:value-type="string" calcext:value-type="string">
            <text:p>Reichelt</text:p>
          </table:table-cell>
          <table:table-cell table:style-name="ce9" office:value-type="string" calcext:value-type="string">
            <text:p>DO-214AC/SMA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a xlink:href="https://www.reichelt.de/gleichrichterdiode-100-v-2-a-do-214ac-sma-es-2ba-smd-p95406.html?&amp;trstct=pol_15" xlink:type="simple">https://www.reichelt.de/gleichrichterdiode-100-v-2-a-do-214ac-sma-es-2ba-smd-p95406.html?&amp;trstct=pol_15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ühlkörper (2x pro Chip)</text:p>
          </table:table-cell>
          <table:table-cell table:formula="of:=(6+2+8)*2" office:value-type="float" office:value="32" calcext:value-type="float">
            <text:p>32</text:p>
          </table:table-cell>
          <table:table-cell office:value-type="currency" office:currency="EUR" office:value="0.38" calcext:value-type="currency">
            <text:p>0,38 €</text:p>
          </table:table-cell>
          <table:table-cell table:formula="of:=[.B34]*[.C34]" office:value-type="currency" office:currency="EUR" office:value="12.16" calcext:value-type="currency">
            <text:p>12,16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ICK SMD A 13 SA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a xlink:href="https://www.reichelt.de/kuehlkoerper-smd-13-mm-alu-63-k-w-ick-smd-a-13-sa-p227833.html?&amp;trstct=pol_7" xlink:type="simple">https://www.reichelt.de/kuehlkoerper-smd-13-mm-alu-63-k-w-ick-smd-a-13-sa-p227833.html?&amp;trstct=pol_7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iftleiste Spannungswandl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B35]*[.C35]" office:value-type="currency" office:currency="EUR" office:value="1.1" calcext:value-type="currency">
            <text:p>1,1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RND 205-00554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a xlink:href="https://www.reichelt.de/stiftleiste-24-pol-gerade-rm-5-08-rnd-205-00554-p253027.html?trstct=pol_0&amp;&amp;r=1" xlink:type="simple">https://www.reichelt.de/stiftleiste-24-pol-gerade-rm-5-08-rnd-205-00554-p253027.html?trstct=pol_0&amp;&amp;r=1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herung 10 A (träge)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B36]*[.C36]" office:value-type="currency" office:currency="EUR" office:value="0.9" calcext:value-type="currency">
            <text:p>0,9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TR 10A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a xlink:href="https://www.reichelt.de/microfuse-5-x-20-mm-time-lag-10-a-tr-10a-p21793.html?r=1" xlink:type="simple">https://www.reichelt.de/microfuse-5-x-20-mm-time-lag-10-a-tr-10a-p21793.html?r=1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,4mm Megapixel Len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7.8" calcext:value-type="currency">
            <text:p>17,80 €</text:p>
          </table:table-cell>
          <table:table-cell table:formula="of:=[.B37]*[.C37]" office:value-type="currency" office:currency="EUR" office:value="17.8" calcext:value-type="currency">
            <text:p>17,80 €</text:p>
          </table:table-cell>
          <table:table-cell office:value-type="string" calcext:value-type="string">
            <text:p>VisionDimension</text:p>
          </table:table-cell>
          <table:table-cell table:style-name="ce7" office:value-type="float" office:value="302101" calcext:value-type="float">
            <text:p>302101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vision-dimension.com/de/objektive/mini-objektive/megapixel-miniobjektive/2-4mm-fisheye-1320-oeffnungswinkel-megapixel-board-lens-ir-format-1/3-s-mount-m12x0-5/207" xlink:type="simple">https://www.vision-dimension.com/de/objektive/mini-objektive/megapixel-miniobjektive/2-4mm-fisheye-1320-oeffnungswinkel-megapixel-board-lens-ir-format-1/3-s-mount-m12x0-5/207</text:a>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Gesamt:</text:p>
          </table:table-cell>
          <table:table-cell table:formula="of:=SUM([.D2:.D38])" office:value-type="currency" office:currency="EUR" office:value="476.6718" calcext:value-type="currency">
            <text:p>476,67 €</text:p>
          </table:table-cell>
          <table:table-cell/>
          <table:table-cell table:style-name="ce5"/>
          <table:table-cell table:number-columns-repeated="1018"/>
        </table:table-row>
        <table:table-row table:style-name="ro1" table:number-rows-repeated="3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H3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.00.0000</text:date>, <text:time style:data-style-name="N2" text:time-value="13:04:38.445898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27:27.112602217</meta:creation-date>
    <dc:date>2019-05-10T13:08:59.019841403</dc:date>
    <meta:editing-duration>PT9H52M38S</meta:editing-duration>
    <meta:editing-cycles>81</meta:editing-cycles>
    <meta:generator>LibreOffice/6.2.1.2$MacOSX_X86_64 LibreOffice_project/7bcb35dc3024a62dea0caee87020152d1ee96e71</meta:generator>
    <meta:document-statistic meta:table-count="1" meta:cell-count="298" meta:object-count="0"/>
  </office:meta>
</office:document-meta>
</file>